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c6c" officeooo:paragraph-rsid="0007ec6c"/>
    </style:style>
    <style:style style:name="P2" style:family="paragraph" style:parent-style-name="Standard">
      <style:text-properties officeooo:rsid="0008999b" officeooo:paragraph-rsid="00089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 DOES YOUR FATHER WORK?</text:p>
      <text:p text:style-name="P1">DO YOU HAVE CEREAL FOR BREAKFAST?</text:p>
      <text:p text:style-name="P1">WHERE DID YOU GO FOR YOUR LAST HOLIDAY?</text:p>
      <text:p text:style-name="P2">Do you go to</text:p>
      <text:p text:style-name="P2">do you sleep</text:p>
      <text:p text:style-name="P2">do you play</text:p>
      <text:p text:style-name="P2">do you like watching</text:p>
      <text:p text:style-name="P2">did you g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0:17:45.549700763</meta:creation-date>
    <dc:date>2022-09-26T21:05:34.084431685</dc:date>
    <meta:editing-duration>PT6M57S</meta:editing-duration>
    <meta:editing-cycles>1</meta:editing-cycles>
    <meta:document-statistic meta:table-count="0" meta:image-count="0" meta:object-count="0" meta:page-count="1" meta:paragraph-count="8" meta:word-count="36" meta:character-count="165" meta:non-whitespace-character-count="137"/>
    <meta:generator>LibreOffice/7.3.6.2$Linux_X86_64 LibreOffice_project/30$Build-2</meta:generator>
  </office:meta>
</office:document-meta>
</file>